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>Приклад роботи програми.</text:p>
      <text:p text:style-name="P19"/>
      <text:p text:style-name="P19">Висновки.</text:p>
      <text:p text:style-name="P24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25">Але у випадках, коли дані які зберігаються у контейнерах локальні, використання контейнерів набагато зручніше.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17:26:32.435961239</dc:date>
    <meta:editing-duration>PT10H36M42S</meta:editing-duration>
    <meta:editing-cycles>148</meta:editing-cycles>
    <meta:generator>LibreOffice/6.4.7.2$Linux_X86_64 LibreOffice_project/40$Build-2</meta:generator>
    <meta:document-statistic meta:table-count="0" meta:image-count="0" meta:object-count="1" meta:page-count="2" meta:paragraph-count="24" meta:word-count="152" meta:character-count="1302" meta:non-whitespace-character-count="1166"/>
  </office:meta>
</office:document-meta>
</file>